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8d281e" draw:marker-start-width="0.35cm" draw:marker-end-width="0.35cm" draw:fill="gradient" draw:fill-color="#ff0000" draw:fill-gradient-name="Gradient_20_1" draw:gradient-step-count="0" draw:opacity-name="Transparency_20_5" draw:textarea-horizontal-align="justify" draw:textarea-vertical-align="middle" draw:auto-grow-height="false" fo:min-height="1.456cm" fo:min-width="1.206cm" fo:padding-top="0.175cm" fo:padding-bottom="0.175cm" fo:padding-left="0.3cm" fo:padding-right="0.3cm" loext:decorative="false"/>
    </style:style>
    <style:style style:name="gr2" style:family="graphic" style:parent-style-name="standard">
      <style:graphic-properties draw:stroke="none" svg:stroke-width="0.05cm" svg:stroke-color="#666666" draw:marker-start="" draw:marker-start-width="0.275cm" draw:marker-end-width="0.275cm" svg:stroke-linecap="butt" draw:fill="solid" draw:fill-color="#eeeeee" draw:gradient-step-count="64" draw:textarea-horizontal-align="justify" draw:textarea-vertical-align="middle" draw:auto-grow-height="false" fo:min-height="0.014cm" fo:min-width="0cm" fo:padding-top="0.15cm" fo:padding-bottom="0.15cm" fo:padding-left="0.275cm" fo:padding-right="0.275cm" loext:decorative="false"/>
    </style:style>
    <style:style style:name="P1" style:family="paragraph">
      <loext:graphic-properties draw:fill="gradient" draw:fill-color="#ff0000" draw:fill-gradient-name="Gradient_20_1" draw:gradient-step-count="0" draw:opacity-name="Transparency_20_5"/>
      <style:paragraph-properties fo:text-align="center"/>
    </style:style>
    <style:style style:name="P2" style:family="paragraph">
      <loext:graphic-properties draw:fill="solid" draw:fill-color="#eeeeee" draw:gradient-step-count="6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cm" svg:height="2cm" svg:x="0cm" svg:y="0cm">
          <text:p/>
          <draw:enhanced-geometry svg:viewBox="0 0 21600 21600" draw:path-stretchpoint-x="10800" draw:path-stretchpoint-y="10800" draw:text-areas="?f3 ?f4 ?f5 ?f6" draw:type="round-rectangle" draw:modifiers="960.71964017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cm" svg:height="1.2cm" draw:transform="rotate (0.788365223125839) translate (0.151cm 1.00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429.7950341609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DegRouge30" draw:style="linear" draw:start-color="#ff6d6d" draw:end-color="#f10d0c" draw:start-intensity="100%" draw:end-intensity="100%" draw:angle="30deg" draw:border="0%">
      <loext:gradient-stop svg:offset="0" loext:color-type="rgb" loext:color-value="#ff6d6d"/>
      <loext:gradient-stop svg:offset="1" loext:color-type="rgb" loext:color-value="#f10d0c"/>
    </draw:gradient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ff6d6d" draw:end-color="#f10d0c" draw:start-intensity="100%" draw:end-intensity="100%" draw:angle="30deg" draw:border="0%">
      <loext:gradient-stop svg:offset="0" loext:color-type="rgb" loext:color-value="#ff6d6d"/>
      <loext:gradient-stop svg:offset="1" loext:color-type="rgb" loext:color-value="#f10d0c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opacity draw:name="Transparency_20_4" draw:display-name="Transparency 4" draw:style="radial" draw:cx="50%" draw:cy="50%" draw:start="40%" draw:end="100%" draw:border="0%">
      <loext:opacity-stop svg:offset="0" svg:stop-opacity="0.4"/>
      <loext:opacity-stop svg:offset="1" svg:stop-opacity="1"/>
    </draw:opacity>
    <draw:opacity draw:name="Transparency_20_5" draw:display-name="Transparency 5" draw:style="radial" draw:cx="50%" draw:cy="50%" draw:start="0%" draw:end="100%" draw:border="0%">
      <loext:opacity-stop svg:offset="0" svg:stop-opacity="0"/>
      <loext:opacity-stop svg:offset="1" svg:stop-opacity="1"/>
    </draw:opacity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24-11-19T06:14:33.351699737</meta:creation-date>
    <dc:date>2024-12-26T19:26:58.345439549</dc:date>
    <dc:creator>Marc</dc:creator>
    <meta:editing-duration>PT1H8S</meta:editing-duration>
    <meta:editing-cycles>15</meta:editing-cycles>
    <meta:generator>LibreOffice/24.2.7.2$Linux_X86_64 LibreOffice_project/420$Build-2</meta:generator>
    <meta:document-statistic meta:object-count="2"/>
  </office:meta>
</office:document-meta>
</file>